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A00000074074BFE7E2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11cm" svg:height="22.224cm" svg:x="5.399cm" svg:y="0cm">
          <draw:image xlink:href="Pictures/10000000000003A00000074074BFE7E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GRIMALDI</meta:initial-creator>
    <meta:creation-date>2014-02-11T09:37:50.594969579</meta:creation-date>
    <dc:date>2014-02-16T10:30:40.303527000</dc:date>
    <dc:creator>Alexis GRIMALDI</dc:creator>
    <meta:editing-duration>PT1H39M19S</meta:editing-duration>
    <meta:editing-cycles>13</meta:editing-cycles>
    <meta:generator>LibreOffice/4.1.4.2$MacOSX_x86 LibreOffice_project/0a0440ccc0227ad9829de5f46be37cfb6edcf72</meta:generator>
    <meta:document-statistic meta:object-count="1"/>
  </office:meta>
</office:document-meta>
</file>